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language="en" fo:country="US" fo:font-weight="bold" officeooo:rsid="0019361e" officeooo:paragraph-rsid="0019361e" style:font-weight-asian="bold" style:font-weight-complex="bold"/>
    </style:style>
    <style:style style:name="P2" style:family="paragraph" style:parent-style-name="Standard">
      <style:paragraph-properties fo:text-align="center" style:justify-single-word="false"/>
      <style:text-properties fo:language="en" fo:country="US" fo:font-weight="bold" officeooo:rsid="00237c5b" officeooo:paragraph-rsid="00256c05" style:font-weight-asian="bold" style:font-weight-complex="bold"/>
    </style:style>
    <style:style style:name="P3" style:family="paragraph" style:parent-style-name="Standard">
      <style:paragraph-properties fo:text-align="start" style:justify-single-word="false"/>
      <style:text-properties fo:language="en" fo:country="US" fo:font-weight="normal" officeooo:rsid="002286f7" officeooo:paragraph-rsid="002286f7"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02286f7" officeooo:paragraph-rsid="00256c05" style:font-weight-asian="normal" style:font-weight-complex="normal"/>
    </style:style>
    <style:style style:name="P5" style:family="paragraph" style:parent-style-name="Standard">
      <style:paragraph-properties fo:text-align="center" style:justify-single-word="false"/>
      <style:text-properties fo:language="en" fo:country="US" fo:font-weight="normal" officeooo:rsid="002286f7" officeooo:paragraph-rsid="00256c05" style:font-weight-asian="normal" style:font-weight-complex="normal"/>
    </style:style>
    <style:style style:name="P6" style:family="paragraph" style:parent-style-name="Standard">
      <style:paragraph-properties fo:text-align="start" style:justify-single-word="false"/>
      <style:text-properties fo:language="en" fo:country="US" fo:font-weight="normal" officeooo:rsid="00256c05" officeooo:paragraph-rsid="00256c05" style:font-weight-asian="normal" style:font-weight-complex="normal"/>
    </style:style>
    <style:style style:name="P7" style:family="paragraph" style:parent-style-name="Standard">
      <style:paragraph-properties fo:text-align="start" style:justify-single-word="false"/>
      <style:text-properties fo:language="en" fo:country="US" fo:font-weight="normal" officeooo:rsid="00256c05" officeooo:paragraph-rsid="0026e3ea" style:font-weight-asian="normal" style:font-weight-complex="normal"/>
    </style:style>
    <style:style style:name="P8" style:family="paragraph" style:parent-style-name="Standard">
      <style:paragraph-properties fo:text-align="start" style:justify-single-word="false"/>
      <style:text-properties fo:language="en" fo:country="US" fo:font-weight="normal" officeooo:rsid="0026e3ea" officeooo:paragraph-rsid="0026e3ea" style:font-weight-asian="normal" style:font-weight-complex="normal"/>
    </style:style>
    <style:style style:name="P9" style:family="paragraph" style:parent-style-name="Footer">
      <style:paragraph-properties fo:text-align="end" style:justify-single-word="false"/>
      <style:text-properties officeooo:rsid="00303b55" officeooo:paragraph-rsid="00303b55"/>
    </style:style>
    <style:style style:name="P10" style:family="paragraph" style:parent-style-name="Standard">
      <style:paragraph-properties fo:text-align="start" style:justify-single-word="false"/>
      <style:text-properties officeooo:paragraph-rsid="0026e3ea"/>
    </style:style>
    <style:style style:name="P11" style:family="paragraph" style:parent-style-name="Standard">
      <style:paragraph-properties fo:text-align="start" style:justify-single-word="false"/>
      <style:text-properties officeooo:rsid="002a7c15" officeooo:paragraph-rsid="002a7c15"/>
    </style:style>
    <style:style style:name="P12" style:family="paragraph" style:parent-style-name="Standard">
      <style:paragraph-properties fo:text-align="center" style:justify-single-word="false"/>
      <style:text-properties fo:font-weight="bold" officeooo:rsid="003b7e3c" officeooo:paragraph-rsid="005509d6" style:font-weight-asian="bold" style:font-weight-complex="bold"/>
    </style:style>
    <style:style style:name="P13" style:family="paragraph" style:parent-style-name="Standard">
      <style:paragraph-properties fo:text-align="center" style:justify-single-word="false"/>
      <style:text-properties officeooo:rsid="0044c40e" officeooo:paragraph-rsid="005509d6"/>
    </style:style>
    <style:style style:name="P14" style:family="paragraph" style:parent-style-name="Heading_20_3">
      <style:text-properties officeooo:rsid="005fcdf9" officeooo:paragraph-rsid="005fcdf9"/>
    </style:style>
    <style:style style:name="P15" style:family="paragraph" style:parent-style-name="Heading_20_3">
      <style:text-properties officeooo:rsid="006574a9" officeooo:paragraph-rsid="006574a9"/>
    </style:style>
    <style:style style:name="P16" style:family="paragraph" style:parent-style-name="Standard">
      <style:paragraph-properties fo:text-align="start" style:justify-single-word="false"/>
      <style:text-properties officeooo:paragraph-rsid="005d154c"/>
    </style:style>
    <style:style style:name="P17" style:family="paragraph" style:parent-style-name="Standard">
      <style:paragraph-properties fo:text-align="start" style:justify-single-word="false"/>
      <style:text-properties officeooo:paragraph-rsid="005fcdf9"/>
    </style:style>
    <style:style style:name="P18" style:family="paragraph" style:parent-style-name="Standard">
      <style:paragraph-properties fo:text-align="start" style:justify-single-word="false"/>
      <style:text-properties officeooo:paragraph-rsid="00617f43"/>
    </style:style>
    <style:style style:name="P19" style:family="paragraph" style:parent-style-name="Standard" style:list-style-name="L5">
      <style:paragraph-properties fo:text-align="start" style:justify-single-word="false"/>
    </style:style>
    <style:style style:name="P20" style:family="paragraph" style:parent-style-name="Standard" style:list-style-name="L1">
      <style:paragraph-properties fo:text-align="start" style:justify-single-word="false"/>
      <style:text-properties officeooo:rsid="002a7c15" officeooo:paragraph-rsid="002a7c15"/>
    </style:style>
    <style:style style:name="P21" style:family="paragraph" style:parent-style-name="Standard">
      <style:paragraph-properties fo:text-align="start" style:justify-single-word="false"/>
      <style:text-properties fo:language="en" fo:country="US" fo:font-weight="bold" officeooo:rsid="005509d6" officeooo:paragraph-rsid="00370979"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05509d6" officeooo:paragraph-rsid="005fcdf9" style:font-weight-asian="bold" style:font-weight-complex="bold"/>
    </style:style>
    <style:style style:name="P23" style:family="paragraph" style:parent-style-name="Standard">
      <style:paragraph-properties fo:text-align="start" style:justify-single-word="false"/>
      <style:text-properties fo:language="en" fo:country="US" fo:font-weight="bold" officeooo:rsid="005509d6" officeooo:paragraph-rsid="0064e709" style:font-weight-asian="bold" style:font-weight-complex="bold"/>
    </style:style>
    <style:style style:name="P24" style:family="paragraph" style:parent-style-name="Standard">
      <style:paragraph-properties fo:text-align="start" style:justify-single-word="false"/>
      <style:text-properties fo:language="en" fo:country="US" fo:font-weight="bold" officeooo:rsid="0028cc2c" officeooo:paragraph-rsid="0026e3ea" style:font-weight-asian="bold" style:font-weight-complex="bold"/>
    </style:style>
    <style:style style:name="P25" style:family="paragraph" style:parent-style-name="Standard">
      <style:paragraph-properties fo:text-align="center" style:justify-single-word="false"/>
      <style:text-properties fo:language="en" fo:country="US" fo:font-weight="bold" officeooo:rsid="00589d8f" officeooo:paragraph-rsid="00589d8f" style:font-weight-asian="bold" style:font-weight-complex="bold"/>
    </style:style>
    <style:style style:name="P26" style:family="paragraph" style:parent-style-name="Standard">
      <style:paragraph-properties fo:text-align="center" style:justify-single-word="false"/>
      <style:text-properties fo:language="en" fo:country="US" fo:font-weight="bold" officeooo:rsid="005d154c" officeooo:paragraph-rsid="005d154c" style:font-weight-asian="bold" style:font-weight-complex="bold"/>
    </style:style>
    <style:style style:name="P27" style:family="paragraph" style:parent-style-name="Standard">
      <style:paragraph-properties fo:text-align="start" style:justify-single-word="false"/>
      <style:text-properties fo:language="en" fo:country="US" fo:font-weight="bold" officeooo:rsid="005fcdf9" officeooo:paragraph-rsid="005fcdf9" style:font-weight-asian="bold" style:font-weight-complex="bold"/>
    </style:style>
    <style:style style:name="P28" style:family="paragraph" style:parent-style-name="Standard" style:list-style-name="L1">
      <style:paragraph-properties fo:text-align="start" style:justify-single-word="false"/>
      <style:text-properties fo:language="en" fo:country="US" fo:font-weight="bold" officeooo:rsid="005fcdf9" officeooo:paragraph-rsid="00623b00" style:font-weight-asian="bold" style:font-weight-complex="bold"/>
    </style:style>
    <style:style style:name="P29" style:family="paragraph" style:parent-style-name="Standard" style:list-style-name="L1">
      <style:paragraph-properties fo:text-align="start" style:justify-single-word="false"/>
      <style:text-properties fo:language="en" fo:country="US" fo:font-weight="bold" officeooo:rsid="00623b00" officeooo:paragraph-rsid="00623b00" style:font-weight-asian="bold" style:font-weight-complex="bold"/>
    </style:style>
    <style:style style:name="P30" style:family="paragraph" style:parent-style-name="Standard">
      <style:paragraph-properties fo:text-align="start" style:justify-single-word="false"/>
      <style:text-properties fo:language="en" fo:country="US" fo:font-weight="normal" officeooo:rsid="00256c05" officeooo:paragraph-rsid="00256c05" style:font-weight-asian="normal" style:font-weight-complex="normal"/>
    </style:style>
    <style:style style:name="P31" style:family="paragraph" style:parent-style-name="Standard">
      <style:paragraph-properties fo:text-align="start" style:justify-single-word="false"/>
      <style:text-properties fo:language="en" fo:country="US" fo:font-weight="normal" officeooo:rsid="0057388f" officeooo:paragraph-rsid="00589d8f" style:font-weight-asian="normal" style:font-weight-complex="normal"/>
    </style:style>
    <style:style style:name="P32" style:family="paragraph" style:parent-style-name="Standard">
      <style:paragraph-properties fo:text-align="start" style:justify-single-word="false"/>
      <style:text-properties fo:language="en" fo:country="US" fo:font-weight="normal" officeooo:rsid="0057388f" officeooo:paragraph-rsid="0059ab91" style:font-weight-asian="normal" style:font-weight-complex="normal"/>
    </style:style>
    <style:style style:name="P33" style:family="paragraph" style:parent-style-name="Standard">
      <style:paragraph-properties fo:text-align="start" style:justify-single-word="false"/>
      <style:text-properties fo:language="en" fo:country="US" fo:font-weight="normal" officeooo:rsid="00589d8f" officeooo:paragraph-rsid="00589d8f" style:font-weight-asian="normal" style:font-weight-complex="normal"/>
    </style:style>
    <style:style style:name="P34" style:family="paragraph" style:parent-style-name="Standard">
      <style:paragraph-properties fo:text-align="start" style:justify-single-word="false"/>
      <style:text-properties fo:language="en" fo:country="US" fo:font-weight="normal" officeooo:rsid="0026e3ea" officeooo:paragraph-rsid="005d154c" style:font-weight-asian="normal" style:font-weight-complex="normal"/>
    </style:style>
    <style:style style:name="P35" style:family="paragraph" style:parent-style-name="Standard">
      <style:paragraph-properties fo:text-align="center" style:justify-single-word="false"/>
      <style:text-properties fo:language="en" fo:country="US" fo:font-weight="normal" officeooo:rsid="0026e3ea" officeooo:paragraph-rsid="0026e3ea" style:font-weight-asian="normal" style:font-weight-complex="normal"/>
    </style:style>
    <style:style style:name="P36" style:family="paragraph" style:parent-style-name="Standard" style:list-style-name="L3">
      <style:paragraph-properties fo:text-align="start" style:justify-single-word="false"/>
      <style:text-properties fo:language="en" fo:country="US" fo:font-weight="normal" officeooo:rsid="00623b00" officeooo:paragraph-rsid="00623b00" style:font-weight-asian="normal" style:font-weight-complex="normal"/>
    </style:style>
    <style:style style:name="P37" style:family="paragraph" style:parent-style-name="Standard" style:list-style-name="L2">
      <style:paragraph-properties fo:text-align="start" style:justify-single-word="false"/>
      <style:text-properties officeooo:rsid="002f782d"/>
    </style:style>
    <style:style style:name="P38" style:family="paragraph" style:parent-style-name="Standard">
      <style:paragraph-properties fo:text-align="start" style:justify-single-word="false"/>
      <style:text-properties fo:font-weight="normal" style:font-weight-asian="normal" style:font-weight-complex="normal"/>
    </style:style>
    <style:style style:name="P39" style:family="paragraph" style:parent-style-name="Standard" style:list-style-name="L1">
      <style:paragraph-properties fo:text-align="start" style:justify-single-word="false"/>
      <style:text-properties fo:font-weight="bold" officeooo:rsid="00449e3b" officeooo:paragraph-rsid="00521d9d" style:font-weight-asian="bold" style:font-weight-complex="bold"/>
    </style:style>
    <style:style style:name="P40" style:family="paragraph" style:parent-style-name="Standard">
      <style:paragraph-properties fo:text-align="center" style:justify-single-word="false"/>
      <style:text-properties fo:font-weight="bold" officeooo:rsid="002f782d" officeooo:paragraph-rsid="002f782d" style:font-weight-asian="bold" style:font-weight-complex="bold"/>
    </style:style>
    <style:style style:name="P41" style:family="paragraph" style:parent-style-name="Standard">
      <style:paragraph-properties fo:text-align="start" style:justify-single-word="false"/>
      <style:text-properties fo:font-weight="bold" officeooo:rsid="005f0b3d" officeooo:paragraph-rsid="005f0b3d" style:font-weight-asian="bold" style:font-weight-complex="bold"/>
    </style:style>
    <style:style style:name="P42" style:family="paragraph" style:parent-style-name="Standard" style:list-style-name="L4">
      <style:paragraph-properties fo:text-align="start" style:justify-single-word="false"/>
      <style:text-properties officeooo:rsid="0053f60a" officeooo:paragraph-rsid="00449e3b"/>
    </style:style>
    <style:style style:name="P43" style:family="paragraph" style:parent-style-name="Standard">
      <style:paragraph-properties fo:text-align="start" style:justify-single-word="false"/>
      <style:text-properties officeooo:rsid="005f0b3d" officeooo:paragraph-rsid="005f0b3d"/>
    </style:style>
    <style:style style:name="P44" style:family="paragraph" style:parent-style-name="Standard">
      <style:paragraph-properties fo:text-align="start" style:justify-single-word="false"/>
      <style:text-properties officeooo:rsid="00370979" officeooo:paragraph-rsid="005fcdf9"/>
    </style:style>
    <style:style style:name="P45" style:family="paragraph" style:parent-style-name="Standard">
      <style:paragraph-properties fo:text-align="start" style:justify-single-word="false"/>
      <style:text-properties officeooo:rsid="00370979" officeooo:paragraph-rsid="0064e709"/>
    </style:style>
    <style:style style:name="P46" style:family="paragraph" style:parent-style-name="Standard" style:list-style-name="L7">
      <style:paragraph-properties fo:text-align="start" style:justify-single-word="false"/>
      <style:text-properties officeooo:rsid="006574a9" officeooo:paragraph-rsid="006574a9"/>
    </style:style>
    <style:style style:name="P47" style:family="paragraph" style:parent-style-name="Subtitle" style:list-style-name="L1"/>
    <style:style style:name="P48" style:family="paragraph" style:parent-style-name="Subtitle">
      <style:paragraph-properties fo:text-align="start" style:justify-single-word="false"/>
    </style:style>
    <style:style style:name="P49" style:family="paragraph" style:parent-style-name="Subtitle">
      <style:paragraph-properties fo:text-align="start" style:justify-single-word="false"/>
      <style:text-properties fo:font-weight="bold" style:font-weight-asian="bold" style:font-weight-complex="bold"/>
    </style:style>
    <style:style style:name="P50" style:family="paragraph" style:parent-style-name="Subtitle">
      <style:paragraph-properties fo:text-align="start" style:justify-single-word="false"/>
      <style:text-properties officeooo:rsid="005fcdf9" officeooo:paragraph-rsid="005fcdf9"/>
    </style:style>
    <style:style style:name="P51" style:family="paragraph" style:parent-style-name="Subtitle">
      <style:paragraph-properties fo:text-align="start" style:justify-single-word="false"/>
      <style:text-properties fo:font-size="12pt" fo:font-weight="bold" style:font-size-asian="10.5pt" style:font-weight-asian="bold" style:font-size-complex="12pt" style:font-weight-complex="bold"/>
    </style:style>
    <style:style style:name="P52" style:family="paragraph" style:parent-style-name="Text_20_body">
      <style:paragraph-properties fo:text-align="start" style:justify-single-word="false"/>
      <style:text-properties fo:font-weight="bold" style:font-weight-asian="bold" style:font-weight-complex="bold"/>
    </style:style>
    <style:style style:name="P53" style:family="paragraph" style:parent-style-name="Text_20_body">
      <style:paragraph-properties fo:text-align="center" style:justify-single-word="false"/>
      <style:text-properties officeooo:rsid="0063f37a" officeooo:paragraph-rsid="0063f37a"/>
    </style:style>
    <style:style style:name="T1" style:family="text">
      <style:text-properties style:text-position="super 58%" fo:language="en" fo:country="US"/>
    </style:style>
    <style:style style:name="T2" style:family="text">
      <style:text-properties style:text-position="super 58%" fo:language="en" fo:country="US" fo:font-weight="normal" officeooo:rsid="00617f43" style:font-weight-asian="normal" style:font-weight-complex="normal"/>
    </style:style>
    <style:style style:name="T3" style:family="text">
      <style:text-properties style:text-position="super 58%" officeooo:rsid="00589d8f"/>
    </style:style>
    <style:style style:name="T4" style:family="text">
      <style:text-properties style:text-position="super 58%" officeooo:rsid="005d154c"/>
    </style:style>
    <style:style style:name="T5" style:family="text">
      <style:text-properties fo:font-weight="bold" style:font-weight-asian="bold" style:font-weight-complex="bold"/>
    </style:style>
    <style:style style:name="T6" style:family="text">
      <style:text-properties fo:font-weight="bold" officeooo:rsid="00237c5b" style:font-weight-asian="bold" style:font-weight-complex="bold"/>
    </style:style>
    <style:style style:name="T7" style:family="text">
      <style:text-properties fo:font-weight="bold" officeooo:rsid="00256c05" style:font-weight-asian="bold" style:font-weight-complex="bold"/>
    </style:style>
    <style:style style:name="T8" style:family="text">
      <style:text-properties fo:font-weight="bold" officeooo:rsid="0026e3ea" style:font-weight-asian="bold" style:font-weight-complex="bold"/>
    </style:style>
    <style:style style:name="T9" style:family="text">
      <style:text-properties fo:font-weight="bold" officeooo:rsid="00560478" style:font-weight-asian="bold" style:font-weight-complex="bold"/>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28cc2c" style:font-weight-asian="normal" style:font-weight-complex="normal"/>
    </style:style>
    <style:style style:name="T13" style:family="text">
      <style:text-properties fo:language="en" fo:country="US" fo:font-weight="normal" officeooo:rsid="002bbe3b" style:font-weight-asian="normal" style:font-weight-complex="normal"/>
    </style:style>
    <style:style style:name="T14" style:family="text">
      <style:text-properties fo:language="en" fo:country="US" fo:font-weight="normal" officeooo:rsid="002d7ec5" style:font-weight-asian="normal" style:font-weight-complex="normal"/>
    </style:style>
    <style:style style:name="T15" style:family="text">
      <style:text-properties fo:language="en" fo:country="US" fo:font-weight="normal" officeooo:rsid="00353b12" style:font-weight-asian="normal" style:font-weight-complex="normal"/>
    </style:style>
    <style:style style:name="T16" style:family="text">
      <style:text-properties fo:language="en" fo:country="US" fo:font-weight="normal" officeooo:rsid="003d2c43" style:font-weight-asian="normal" style:font-weight-complex="normal"/>
    </style:style>
    <style:style style:name="T17" style:family="text">
      <style:text-properties fo:language="en" fo:country="US" fo:font-weight="normal" officeooo:rsid="002a7c15" style:font-weight-asian="normal" style:font-weight-complex="normal"/>
    </style:style>
    <style:style style:name="T18" style:family="text">
      <style:text-properties fo:language="en" fo:country="US" fo:font-weight="normal" officeooo:rsid="005d154c" style:font-weight-asian="normal" style:font-weight-complex="normal"/>
    </style:style>
    <style:style style:name="T19" style:family="text">
      <style:text-properties fo:language="en" fo:country="US" fo:font-weight="normal" officeooo:rsid="005f0b3d" style:font-weight-asian="normal" style:font-weight-complex="normal"/>
    </style:style>
    <style:style style:name="T20" style:family="text">
      <style:text-properties fo:language="en" fo:country="US" fo:font-weight="normal" officeooo:rsid="005fcdf9" style:font-weight-asian="normal" style:font-weight-complex="normal"/>
    </style:style>
    <style:style style:name="T21" style:family="text">
      <style:text-properties fo:language="en" fo:country="US" fo:font-weight="normal" officeooo:rsid="00617f43" style:font-weight-asian="normal" style:font-weight-complex="normal"/>
    </style:style>
    <style:style style:name="T22" style:family="text">
      <style:text-properties fo:language="en" fo:country="US" fo:font-weight="bold" style:font-weight-asian="bold" style:font-weight-complex="bold"/>
    </style:style>
    <style:style style:name="T23" style:family="text">
      <style:text-properties fo:language="en" fo:country="US" fo:font-weight="bold" officeooo:rsid="0028cc2c" style:font-weight-asian="bold" style:font-weight-complex="bold"/>
    </style:style>
    <style:style style:name="T24" style:family="text">
      <style:text-properties fo:language="en" fo:country="US" fo:font-weight="bold" officeooo:rsid="0038a5e8" style:font-weight-asian="bold" style:font-weight-complex="bold"/>
    </style:style>
    <style:style style:name="T25" style:family="text">
      <style:text-properties fo:language="en" fo:country="US" fo:font-weight="bold" officeooo:rsid="004f48f7" style:font-weight-asian="bold" style:font-weight-complex="bold"/>
    </style:style>
    <style:style style:name="T26" style:family="text">
      <style:text-properties fo:language="en" fo:country="US" fo:font-weight="bold" officeooo:rsid="005509d6" style:font-weight-asian="bold" style:font-weight-complex="bold"/>
    </style:style>
    <style:style style:name="T27" style:family="text">
      <style:text-properties fo:language="en" fo:country="US" fo:font-weight="bold" officeooo:rsid="0026e3ea" style:font-weight-asian="bold" style:font-weight-complex="bold"/>
    </style:style>
    <style:style style:name="T28" style:family="text">
      <style:text-properties fo:language="en" fo:country="US" fo:font-weight="bold" officeooo:rsid="00623b00" style:font-weight-asian="bold" style:font-weight-complex="bold"/>
    </style:style>
    <style:style style:name="T29" style:family="text">
      <style:text-properties fo:language="en" fo:country="US" fo:font-weight="bold" officeooo:rsid="0064e709" style:font-weight-asian="bold" style:font-weight-complex="bold"/>
    </style:style>
    <style:style style:name="T30" style:family="text">
      <style:text-properties fo:language="en" fo:country="US" officeooo:rsid="00353b12"/>
    </style:style>
    <style:style style:name="T31" style:family="text">
      <style:text-properties fo:language="en" fo:country="US" officeooo:rsid="002d7ec5"/>
    </style:style>
    <style:style style:name="T32" style:family="text">
      <style:text-properties fo:language="en" fo:country="US" officeooo:rsid="00303b55"/>
    </style:style>
    <style:style style:name="T33" style:family="text">
      <style:text-properties fo:language="en" fo:country="US" officeooo:rsid="0028cc2c"/>
    </style:style>
    <style:style style:name="T34" style:family="text">
      <style:text-properties fo:language="en" fo:country="US" officeooo:rsid="00449e3b"/>
    </style:style>
    <style:style style:name="T35" style:family="text">
      <style:text-properties fo:language="en" fo:country="US" officeooo:rsid="0050fc64"/>
    </style:style>
    <style:style style:name="T36" style:family="text">
      <style:text-properties fo:language="en" fo:country="US" officeooo:rsid="00521d9d"/>
    </style:style>
    <style:style style:name="T37" style:family="text">
      <style:text-properties fo:language="en" fo:country="US" officeooo:rsid="005509d6"/>
    </style:style>
    <style:style style:name="T38" style:family="text">
      <style:text-properties fo:language="en" fo:country="US" officeooo:rsid="005fcdf9"/>
    </style:style>
    <style:style style:name="T39" style:family="text">
      <style:text-properties fo:language="en" fo:country="US" officeooo:rsid="0026e3ea"/>
    </style:style>
    <style:style style:name="T40" style:family="text">
      <style:text-properties fo:language="en" fo:country="US" officeooo:rsid="00617f43"/>
    </style:style>
    <style:style style:name="T41" style:family="text">
      <style:text-properties fo:language="en" fo:country="US" officeooo:rsid="00623b00"/>
    </style:style>
    <style:style style:name="T42" style:family="text">
      <style:text-properties fo:language="en" fo:country="US" officeooo:rsid="0063f37a"/>
    </style:style>
    <style:style style:name="T43" style:family="text">
      <style:text-properties fo:language="en" fo:country="US" officeooo:rsid="0064e709"/>
    </style:style>
    <style:style style:name="T44" style:family="text">
      <style:text-properties fo:language="en" fo:country="US" officeooo:rsid="006574a9"/>
    </style:style>
    <style:style style:name="T45" style:family="text">
      <style:text-properties officeooo:rsid="00560478"/>
    </style:style>
    <style:style style:name="T46" style:family="text">
      <style:text-properties fo:font-weight="normal" style:font-weight-asian="normal" style:font-weight-complex="normal"/>
    </style:style>
    <style:style style:name="T47" style:family="text">
      <style:text-properties fo:font-weight="normal" officeooo:rsid="005fcdf9" style:font-weight-asian="normal" style:font-weight-complex="normal"/>
    </style:style>
    <style:style style:name="T48" style:family="text">
      <style:text-properties fo:font-weight="normal" officeooo:rsid="00617f43" style:font-weight-asian="normal" style:font-weight-complex="normal"/>
    </style:style>
    <style:style style:name="T49" style:family="text">
      <style:text-properties fo:font-weight="normal" officeooo:rsid="00623b00" style:font-weight-asian="normal" style:font-weight-complex="normal"/>
    </style:style>
    <style:style style:name="T50" style:family="text">
      <style:text-properties officeooo:rsid="00589d8f"/>
    </style:style>
    <style:style style:name="T51" style:family="text">
      <style:text-properties officeooo:rsid="0059ab91"/>
    </style:style>
    <style:style style:name="T52" style:family="text">
      <style:text-properties officeooo:rsid="005b1eb1"/>
    </style:style>
    <style:style style:name="T53" style:family="text">
      <style:text-properties officeooo:rsid="005d154c"/>
    </style:style>
    <style:style style:name="T54" style:family="text">
      <style:text-properties style:font-name="Liberation Serif"/>
    </style:style>
    <style:style style:name="T55" style:family="text">
      <style:text-properties style:font-name="Liberation Serif" fo:font-weight="normal" style:font-weight-asian="normal" style:font-weight-complex="normal"/>
    </style:style>
    <style:style style:name="T56" style:family="text">
      <style:text-properties officeooo:rsid="005f0b3d"/>
    </style:style>
    <style:style style:name="T57" style:family="text">
      <style:text-properties officeooo:rsid="005fcdf9"/>
    </style:style>
    <style:style style:name="T58" style:family="text">
      <style:text-properties officeooo:rsid="00623b00"/>
    </style:style>
    <style:style style:name="T59" style:family="text">
      <style:text-properties officeooo:rsid="0064e709"/>
    </style:style>
    <style:style style:name="T60" style:family="text">
      <style:text-properties officeooo:rsid="006574a9"/>
    </style:style>
    <style:style style:name="T61" style:family="text">
      <style:text-properties officeooo:rsid="00676f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Syntax</text:p>
      <text:p text:style-name="P25"/>
      <text:p text:style-name="P31">The arithmetic in the CalOX’s CPU will be executed <text:span text:style-name="T52">as </text:span>combination<text:span text:style-name="T52">al circuit</text:span> and all in the same ALU. There will be 2 inputs (A and B), and one output. The bool operations doesn’t have a specific output, it works by jumping to a location of memory if the statement result was true. </text:p>
      <text:p text:style-name="P32"><text:span text:style-name="T50">The last 6 bits of the instruction line are use to specify the inputs regs, 3 bits for A value and 3 for B value. 5</text:span><text:span text:style-name="T4">th</text:span><text:span text:style-name="T50"> - 7</text:span><text:span text:style-name="T3">th</text:span><text:span text:style-name="T50"> bits are use as return value, you have to put the register number in where you want to store the result. 8</text:span><text:span text:style-name="T3">Th</text:span><text:span text:style-name="T50"> - 10</text:span><text:span text:style-name="T3">th</text:span><text:span text:style-name="T50"> are use</text:span><text:span text:style-name="T53">d</text:span><text:span text:style-name="T50"> as operation </text:span><text:span text:style-name="T53">parameters</text:span><text:span text:style-name="T50">. Each operation will have different </text:span><text:span text:style-name="T53">parameters</text:span><text:span text:style-name="T50"> like negate the inputs in addition, or NOT the output in </text:span><text:span text:style-name="T51">L</text:span><text:span text:style-name="T50">ogic </text:span><text:span text:style-name="T51">OP</text:span><text:span text:style-name="T50">.</text:span></text:p>
      <text:p text:style-name="P32"><text:span text:style-name="T51">The Shifting operation will have only 1 input (last 3 bits). </text:span><text:span text:style-name="T52">The 3 digits before are use as shifting amount. </text:span><text:span text:style-name="T50"><text:s/></text:span></text:p>
      <text:p text:style-name="P33">The syntax will be not the same for all operation, but we can simplify it like this:</text:p>
      <text:p text:style-name="P3"/>
      <text:p text:style-name="P3"><text:tab/><text:span text:style-name="T6">Syntax:</text:span></text:p>
      <text:p text:style-name="P2"><text:tab/></text:p>
      <text:p text:style-name="P5"><text:span text:style-name="T6">00 00 </text:span><text:span text:style-name="T7">0</text:span><text:span text:style-name="T6">00 0 0 0 000 000 </text:span></text:p>
      <text:p text:style-name="P4"><text:span text:style-name="T6"/></text:p>
      <text:p text:style-name="P6"><text:span text:style-name="T6"><text:tab/></text:span><text:span text:style-name="T5">00 &gt;&gt; </text:span>Instruction: Arithmetic</text:p>
      <text:p text:style-name="P6"><text:tab/><text:span text:style-name="T5">00 &gt;&gt;</text:span> Operation type</text:p>
      <text:p text:style-name="P6"><text:tab/><text:span text:style-name="T5">00</text:span><text:span text:style-name="T8">0</text:span><text:span text:style-name="T5"> &gt;&gt; </text:span><text:span text:style-name="T45">Return </text:span><text:span text:style-name="T53">reg</text:span></text:p>
      <text:p text:style-name="P6"><text:tab/><text:span text:style-name="T5">0 0 0</text:span> <text:span text:style-name="T5">&gt;&gt; </text:span><text:span text:style-name="T53">Parameters</text:span></text:p>
      <text:p text:style-name="P6"><text:tab/><text:span text:style-name="T5">0</text:span><text:span text:style-name="T9">00</text:span><text:span text:style-name="T5"> &gt;&gt;</text:span> A <text:span text:style-name="T45">value </text:span></text:p>
      <text:p text:style-name="P6"><text:tab/><text:span text:style-name="T5">000 &gt;&gt; </text:span><text:span text:style-name="T45">B value</text:span></text:p>
      <text:p text:style-name="P33"/>
      <text:p text:style-name="P33">Parameters will be <text:span text:style-name="T53">t</text:span>he main different between each operation type.</text:p>
      <text:p text:style-name="P35"/>
      <text:p text:style-name="P35"/>
      <text:p text:style-name="P35"/>
      <text:p text:style-name="Title">Operations</text:p>
      <text:p text:style-name="P26"/>
      <text:p text:style-name="P34">There is 4 operation types: <text:span text:style-name="T52">Add Op, Logic Op, Shifting Op, and Bool Jumps. Each type of operation have its own syntax, but all of them have main similarities. </text:span></text:p>
      <text:list xml:id="list3824322002" text:style-name="L1">
        <text:list-header>
          <text:p text:style-name="P47"><text:span text:style-name="T55"/></text:p>
        </text:list-header>
      </text:list>
      <text:p text:style-name="P49"><text:span text:style-name="T54">Add Operation: 00</text:span></text:p>
      <text:p text:style-name="P16"><text:span text:style-name="T12">U</text:span><text:span text:style-name="T17">sing a full adder, you can add the two inputs regs. There is one output: the <text:s/>result, and three flags: ZERO, NEGATIVE, </text:span><text:span text:style-name="T14">and</text:span><text:span text:style-name="T17"> OVERFLOW. </text:span><text:span text:style-name="T18">With the parameters you can </text:span><text:span text:style-name="T19">negate the return value, and the A and B values.</text:span></text:p>
      <text:p text:style-name="P11"><text:span text:style-name="T14"/></text:p>
      <text:p text:style-name="P40"><text:span text:style-name="T31">0</text:span><text:span text:style-name="T10">0 </text:span><text:span text:style-name="T32">00 </text:span><text:span text:style-name="T10">000 0 0 0 000 000</text:span></text:p>
      <text:p text:style-name="P41"><text:span text:style-name="T10">00 &gt;&gt; Arithmetic</text:span></text:p>
      <text:p text:style-name="P41"><text:span text:style-name="T10">00 &gt;&gt; Addition Op </text:span><text:span text:style-name="T38">(</text:span><text:span text:style-name="T20">00</text:span><text:span text:style-name="T38">)</text:span></text:p>
      <text:p text:style-name="P41"><text:soft-page-break/><text:span text:style-name="T10">000 &gt;&gt; Return register</text:span></text:p>
      <text:p text:style-name="P41"><text:span text:style-name="T10">0 &gt;&gt; Negate return value</text:span></text:p>
      <text:p text:style-name="P41"><text:span text:style-name="T10">0 &gt;&gt; Negate A</text:span></text:p>
      <text:p text:style-name="P41"><text:span text:style-name="T10">0 &gt;&gt; Negate B</text:span></text:p>
      <text:p text:style-name="P41"><text:span text:style-name="T10">000 &gt;&gt; A value</text:span></text:p>
      <text:p text:style-name="P41"><text:span text:style-name="T10">000 &gt;&gt; B value</text:span></text:p>
      <text:p text:style-name="Standard"><text:span text:style-name="T10"/></text:p>
      <text:h text:style-name="Heading_20_3" text:outline-level="3">Example<text:span text:style-name="T56">s</text:span>:</text:h>
      <text:list text:style-name="L2">
        <text:list-item>
          <text:p text:style-name="P37"><text:span text:style-name="T11"/></text:p>
        </text:list-item>
      </text:list>
      <text:list xml:id="list155923873612802" text:continue-list="list3824322002" text:style-name="L1">
        <text:list-header>
          <text:p text:style-name="P20"><text:span text:style-name="T13"/></text:p>
        </text:list-header>
      </text:list>
      <text:p text:style-name="P48"><text:span text:style-name="T27">Logic operation: </text:span><text:span text:style-name="T23">01</text:span><text:span text:style-name="T12"> </text:span></text:p>
      <text:p text:style-name="P43"><text:span text:style-name="T16">T</text:span><text:span text:style-name="T11">here are four dif</text:span><text:span text:style-name="T20">f</text:span><text:span text:style-name="T11">erent</text:span><text:span text:style-name="T20"> </text:span><text:span text:style-name="T11">logic operations, </text:span><text:span text:style-name="T20">you can choose it using the 2 first parameters bits. The extra parameter bit is used to NOT the return value. This is the same for all the operations excepts for NOT operation. When you use NOT, then the extra bit is used to choose between return the NOT of A if 0 and the NOT of B if 1.</text:span></text:p>
      <text:p text:style-name="P43"><text:span text:style-name="T20"/></text:p>
      <text:p text:style-name="P44"><text:span text:style-name="T15"><text:tab/>O</text:span><text:span text:style-name="T11">perations:</text:span></text:p>
      <text:p text:style-name="P44"><text:span text:style-name="T11"><text:tab/></text:span><text:span text:style-name="T26">00 &gt;&gt; OR</text:span></text:p>
      <text:p text:style-name="P22"><text:tab/>01 &gt;&gt; AND</text:p>
      <text:p text:style-name="P22"><text:tab/>10 &gt;&gt; XOR</text:p>
      <text:p text:style-name="P22"><text:span text:style-name="T20"><text:tab/></text:span><text:span text:style-name="T57">11 &gt;&gt; NOT</text:span></text:p>
      <text:p text:style-name="P12"><text:span text:style-name="T30">0</text:span><text:span text:style-name="T10">0 0</text:span><text:span text:style-name="T38">0</text:span><text:span text:style-name="T10"> 0</text:span><text:span text:style-name="T37">0</text:span><text:span text:style-name="T10">0 00 0 000 000</text:span></text:p>
      <text:p text:style-name="P21"><text:span text:style-name="T11"/></text:p>
      <text:p text:style-name="P27">00 &gt;&gt; Arithmetic</text:p>
      <text:p text:style-name="P27">00 &gt;&gt; Logic Op (<text:span text:style-name="T46">01</text:span>)</text:p>
      <text:p text:style-name="P27">000 &gt;&gt; Return register</text:p>
      <text:p text:style-name="P27">00 &gt;&gt; Operation</text:p>
      <text:p text:style-name="P27">0 &gt;&gt; NOT return value / choose between NOT A or NOT B as return</text:p>
      <text:p text:style-name="P27">000 &gt;&gt; A value</text:p>
      <text:p text:style-name="P27">000 &gt;&gt; B value </text:p>
      <text:p text:style-name="P27"/>
      <text:h text:style-name="P14" text:outline-level="3">Examples<text:span text:style-name="T24">:</text:span></text:h>
      <text:list text:style-name="L3">
        <text:list-item>
          <text:p text:style-name="P36"/>
        </text:list-item>
      </text:list>
      <text:p text:style-name="P17"><text:span text:style-name="T24"><text:tab/></text:span></text:p>
      <text:p text:style-name="P50"><text:span text:style-name="T39">Shift</text:span><text:span text:style-name="T40">ing </text:span><text:span text:style-name="T39">Operation: </text:span><text:span text:style-name="T33">10 </text:span></text:p>
      <text:p text:style-name="P18"><text:span text:style-name="T48">In the shifting operation you can only use one value. There first parameter ask if you want to rotate; if you choose rotate, then the other parameters will be used to NOT and negate the return value. If you didn’t rotate, the second parameter <text:s/>is for choosing the sifting direction (0 for left)</text:span><text:span text:style-name="T12">, </text:span><text:span text:style-name="T21">and 3th make an arithmetic shift. 11</text:span><text:span text:style-name="T2">Th</text:span><text:span text:style-name="T21"> - 13</text:span><text:span text:style-name="T2">th</text:span><text:span text:style-name="T21"> bits is the shifting amount, doesn’t do anything with rotation.</text:span></text:p>
      <text:p text:style-name="P24"><text:tab/></text:p>
      <text:p text:style-name="P13"><text:span text:style-name="T23">0</text:span><text:span text:style-name="T22">0 </text:span><text:span text:style-name="T28">00</text:span><text:span text:style-name="T22"> 000 </text:span><text:span text:style-name="T25">0 </text:span><text:span text:style-name="T22">0 0 000 000</text:span></text:p>
      <text:p text:style-name="P10"><text:span text:style-name="T23"/></text:p>
      <text:list text:continue-list="list155923873612802" text:style-name="L1">
        <text:list-item>
          <text:p text:style-name="P28">00 &gt;&gt; Arithmetic</text:p>
        </text:list-item>
        <text:list-item>
          <text:p text:style-name="P28">00 &gt;&gt; <text:span text:style-name="T58">Shifting </text:span>Op (<text:span text:style-name="T49">10</text:span>)</text:p>
        </text:list-item>
        <text:list-item>
          <text:p text:style-name="P28"><text:soft-page-break/>000 &gt;&gt; Return register</text:p>
        </text:list-item>
        <text:list-item>
          <text:p text:style-name="P29">0 &gt;&gt; Rotate </text:p>
        </text:list-item>
        <text:list-item>
          <text:p text:style-name="P28">0 &gt;&gt; <text:span text:style-name="T58">Shift direction (</text:span><text:span text:style-name="T49">0 for left</text:span><text:span text:style-name="T58">) / NOT return value</text:span></text:p>
        </text:list-item>
        <text:list-item>
          <text:p text:style-name="P28">0 &gt;&gt; <text:span text:style-name="T58">Arithmetic Shift </text:span>/ <text:span text:style-name="T58">Negate return value</text:span></text:p>
        </text:list-item>
        <text:list-item>
          <text:p text:style-name="P28">000 &gt;&gt; <text:span text:style-name="T58">Shift amount</text:span></text:p>
        </text:list-item>
        <text:list-item>
          <text:p text:style-name="P28"><text:span text:style-name="T34">000 &gt;&gt; </text:span><text:span text:style-name="T58">A </text:span><text:span text:style-name="T34">value </text:span></text:p>
          <text:p text:style-name="P39"><text:span text:style-name="T34"/></text:p>
        </text:list-item>
      </text:list>
      <text:h text:style-name="Heading_20_3" text:outline-level="3"><text:span text:style-name="T35">Examples:</text:span></text:h>
      <text:list text:style-name="L4">
        <text:list-item>
          <text:p text:style-name="P42"><text:span text:style-name="T36"/></text:p>
        </text:list-item>
      </text:list>
      <text:p text:style-name="P51"><text:span text:style-name="T33"/></text:p>
      <text:p text:style-name="P49"><text:span text:style-name="T41">Bool</text:span><text:span text:style-name="T33"> </text:span><text:span text:style-name="T41">Jump</text:span><text:span text:style-name="T33">: 11</text:span></text:p>
      <text:p text:style-name="P38"><text:span text:style-name="T33">T</text:span><text:span text:style-name="T10">he bool jump operation works partially different than other operation. This one will not give a return value; instead, it will substitute the actual CPU counter value to allow code jumps. 5</text:span><text:span text:style-name="T1">Th</text:span><text:span text:style-name="T10"> - 7</text:span><text:span text:style-name="T1">th</text:span><text:span text:style-name="T10"> bits are use as a reference to the reg with the value you want to put into the counter. True the first parameter bit if you want to compare A value with </text:span><text:span text:style-name="T43">0</text:span><text:span text:style-name="T10"> (Negative, Positive, Zero), or False it if you want to </text:span><text:span text:style-name="T42">compare an A value with a B value (Less than, More than, Equal to). </text:span><text:span text:style-name="T44">There is an option to True always.</text:span></text:p>
      <text:p text:style-name="P38"/>
      <text:p text:style-name="P45"><text:span text:style-name="T15"><text:tab/>O</text:span><text:span text:style-name="T11">perations:</text:span></text:p>
      <text:p text:style-name="P45"><text:span text:style-name="T11"><text:tab/></text:span><text:span text:style-name="T26">00 &gt;&gt; </text:span><text:span text:style-name="T29">Iqual to 0 / B</text:span></text:p>
      <text:p text:style-name="P23"><text:tab/>01 &gt;&gt; <text:span text:style-name="T59">Less than 0 / B</text:span></text:p>
      <text:p text:style-name="P23"><text:tab/>10 &gt;&gt; <text:span text:style-name="T59">More than 0 / B</text:span></text:p>
      <text:p text:style-name="P23"><text:span text:style-name="T47"><text:tab/></text:span><text:span text:style-name="T57">11 &gt;&gt; </text:span><text:span text:style-name="T59">True </text:span><text:span text:style-name="T60">Always </text:span></text:p>
      <text:p text:style-name="P38"/>
      <text:p text:style-name="P53"><text:span text:style-name="T22">00 00 000 0 00 000 000</text:span></text:p>
      <text:list text:style-name="L7">
        <text:list-item>
          <text:p text:style-name="P46">00 &gt;&gt; Arithmetic</text:p>
        </text:list-item>
        <text:list-item>
          <text:p text:style-name="P46">00 &gt;&gt; Bool Jump (<text:span text:style-name="T46">11</text:span>)</text:p>
        </text:list-item>
        <text:list-item>
          <text:p text:style-name="P46">000 &gt;&gt; Reg with memory direction</text:p>
        </text:list-item>
        <text:list-item>
          <text:p text:style-name="P46">0 &gt;&gt; Compare with B</text:p>
        </text:list-item>
        <text:list-item>
          <text:p text:style-name="P46">00 &gt;&gt; Operations</text:p>
        </text:list-item>
        <text:list-item>
          <text:p text:style-name="P46">000 &gt;&gt; A value </text:p>
        </text:list-item>
        <text:list-item>
          <text:p text:style-name="P46">000 &gt;&gt; B value </text:p>
          <text:p text:style-name="P46"/>
        </text:list-item>
      </text:list>
      <text:h text:style-name="P15" text:outline-level="3">Examples:</text:h>
      <text:list text:style-name="L5">
        <text:list-item>
          <text:p text:style-name="P19"/>
        </text:list-item>
      </text:list>
      <text:p text:style-name="P52"><text:span text:style-name="T33"/></text:p>
      <text:p text:style-name="P8"/>
      <text:p text:style-name="P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language="en" fo:country="US" fo:font-weight="bold" officeooo:rsid="005d154c"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en" fo:country="US" fo:font-weight="bold" officeooo:rsid="0019361e" officeooo:paragraph-rsid="0019361e" style:font-weight-asian="bold" style:font-weight-complex="bold"/>
    </style:style>
    <style:style style:name="MP2" style:family="paragraph" style:parent-style-name="Footer">
      <style:paragraph-properties fo:text-align="end" style:justify-single-word="false"/>
      <style:text-properties officeooo:rsid="00303b55" officeooo:paragraph-rsid="00303b55"/>
    </style:style>
    <style:style style:name="MT1" style:family="text">
      <style:text-properties officeooo:rsid="005604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lOX CPU MC Design: <text:span text:style-name="MT1">Arithmetic</text:span></text:p>
      </style:header>
      <style:footer>
        <text:p text:style-name="MP2">Leyva <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4-12-17T15:59:17.765754230</dc:date>
    <meta:editing-duration>PT2H41M1S</meta:editing-duration>
    <meta:editing-cycles>20</meta:editing-cycles>
    <meta:document-statistic meta:table-count="0" meta:image-count="0" meta:object-count="0" meta:page-count="3" meta:paragraph-count="86" meta:word-count="774" meta:character-count="3763" meta:non-whitespace-character-count="3049"/>
  </office:meta>
</office:document-meta>
</file>